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3f1b" officeooo:paragraph-rsid="00043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type!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7T08:45:52.555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2.5.2$Windows_X86_64 LibreOffice_project/499f9727c189e6ef3471021d6132d4c694f357e5</meta:generator>
  </office:meta>
</office:document-meta>
</file>